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38%" style:writing-mode="lr-tb"/>
      <style:text-properties fo:font-variant="normal" fo:text-transform="none" fo:color="#333333" style:text-line-through-style="none" style:font-name="Times New Roman1" fo:font-size="14.25pt" fo:font-style="normal" style:text-underline-style="none" fo:font-weight="normal" style:text-blinking="false" fo:background-color="#ffffee"/>
    </style:style>
    <style:style style:name="P3" style:family="paragraph" style:parent-style-name="Text_20_body">
      <style:paragraph-properties fo:margin-top="0in" fo:margin-bottom="0in" fo:line-height="138%" style:writing-mode="lr-tb"/>
    </style:style>
    <style:style style:name="T1" style:family="text">
      <style:text-properties fo:font-weight="normal"/>
    </style:style>
    <style:style style:name="T2" style:family="text">
      <style:text-properties fo:font-variant="normal" fo:text-transform="none" fo:color="#333333" style:text-line-through-style="none" style:font-name="Times New Roman1" fo:font-size="14.25pt" fo:font-style="normal" style:text-underline-style="none" fo:font-weight="normal" style:text-blinking="false" fo:background-color="#ffff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34b77d6e-0a1a-81fe-5281-3206147744eb"/>Titlu proiect: CVnator</text:p>
      <text:p text:style-name="P1">Enunt:</text:p>
      <text:p text:style-name="P2">Sa se dezvolte o aplicatie Web ce permite utilizatorilor (eventual, autentificati) sa-si genereze propriul CV (in format HTML sau ca document RTF si PDF) pe baza unor valori specifice unor campuri de date deja furnizate -- e.g., adresa postala, data de nastere, studii curente etc. Se va implementa si optiunea de a adauga campuri noi pentru CV. Utilizatorul poate salva proprietatile CV-ului pentru eventuale modificari, folosind profile de CV-uri (de exemplu, CV-ul generat pentru a obtine un loc de munca poate diferi de cel referitor la solicitarea calitatii de membru intr-o asociatie non-profit). Exportul CV-ului va recurge la diverse machete de afisare (e.g., formatul EuroPass), inclusiv putand fi partajat in cadrul altei aplicatii Web. Bonus: integrarea cu sistemul LinkedIn.</text:p>
      <text:p text:style-name="Text_20_body"/>
      <text:p text:style-name="P2">Proiectul va furniza o modalitate utilizatorului de a isi genera un CV. Va fi pus la dispozitia lui un template de baza, pe care il poate imbunatati cu campuri aditionale, definite de el, in caz de nevoie si in baza scopului in care il va folosi,</text:p>
      <text:p text:style-name="P2">Aplicatia va oferi utilizatorului posibilitatea de creare cont/logare, sau de a genera un CV offline.</text:p>
      <text:p text:style-name="P2">Un utilizator logat va avea avantajul de a putea salva datele introduse in baza de date, pentru a le avea la dispozitie la o noua logare (eventual de pe o alta masina). De asemenea, si campurile custom vor fi salvate in baza de date.</text:p>
      <text:p text:style-name="P2">Pentru CV-uri offline, nu se va oferi posibilitatea salvarii in baza de date a campurilor completate, ci doar exportul CV-ului. Va avea, insa, posibilitatea adaugarii unor campuri aditionale (fara a le putea salva in baza de date).</text:p>
      <text:p text:style-name="Text_20_body"/>
      <text:p text:style-name="P2">In cazul utilizatorilor logati, vor exista doua optiuni dupa completarea datelor: Save sau Export. Cu Save, utilizatorul va salva continutul campurilor in baza de date, fara a face export la CV. Export va avea aceeasi functionalitate ca si Save, doar ca va si exporta CV-ul in format HTML. </text:p>
      <text:p text:style-name="Text_20_body"/>
      <text:p text:style-name="P2">Pagina de start va contine elemente de design, precum si doua butoane, Create your CV si Log In/ Sign up. Prin “Create your CV“, utilizatorul este redirectat catre o pagina unde isi poate genera un CV. Cu Log In/Sign Up, utilizatorul se poate loga <text:soft-page-break/>pe contul sau, sau isi poate crea un cont nou. </text:p>
      <text:p text:style-name="Text_20_body"/>
      <text:p text:style-name="P2">Un alt feature pentru utilizatorii logati va fi posibilitatea importarii unor date de pe contul de LinkedIn. Acest lucru se va face prin API-ul oferit de LinkedIn.</text:p>
      <text:p text:style-name="Text_20_body"/>
      <text:p text:style-name="P3"><text:bookmark text:name="docs-internal-guid-34b77d6e-0a8e-4046-a735-63a9ac68c812"/><text:span text:style-name="T2">Partea de frontend va fi realizata in html/jsp, css si javascript. Partea de backend va fi realizata in Java (Spring MVC), iar baza de date va fi acoperita de mySQL. Aplicatia va fi hostata pe un server Apache, iar ca optiune de version control vom folosi git/github.</text:span></text:p>
      <text:p text:style-name="Text_20_body"/>
      <text:p text:style-name="P2">Tehnologii: Java (Spring), jsp, css, javascript, mySQL</text:p>
      <text:p text:style-name="P2">Autentificare: mail, likedin(optional) - folosim API de la linkedin pentru a completa automat anumite campuri</text:p>
      <text:p text:style-name="P2"/>
      <text:p text:style-name="Text_20_body"><text:span text:style-name="T1"><text:line-break/><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7M14S</meta:editing-duration>
    <meta:editing-cycles>4</meta:editing-cycles>
    <meta:generator>OpenOffice/4.1.0$Win32 OpenOffice.org_project/410m18$Build-9764</meta:generator>
    <dc:date>2016-04-12T15:59:42.41</dc:date>
    <dc:creator>Lucian Mihai</dc:creator>
    <meta:document-statistic meta:table-count="0" meta:image-count="0" meta:object-count="0" meta:page-count="2" meta:paragraph-count="14" meta:word-count="463" meta:character-count="2808"/>
    <meta:user-defined meta:name="Info 1"/>
    <meta:user-defined meta:name="Info 2"/>
    <meta:user-defined meta:name="Info 3"/>
    <meta:user-defined meta:name="Info 4"/>
  </office:meta>
</office:document-meta>
</file>